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0a4b9b" officeooo:paragraph-rsid="000a4b9b"/>
    </style:style>
    <style:style style:name="P2" style:family="paragraph" style:parent-style-name="Standard">
      <style:paragraph-properties fo:text-align="start" style:justify-single-word="false"/>
      <style:text-properties fo:language="fr" fo:country="FR" officeooo:rsid="000a4b9b" officeooo:paragraph-rsid="000a4b9b"/>
    </style:style>
    <style:style style:name="P3" style:family="paragraph" style:parent-style-name="Standard">
      <style:paragraph-properties fo:text-align="start" style:justify-single-word="false"/>
      <style:text-properties fo:language="fr" fo:country="FR" officeooo:rsid="000a4b9b" officeooo:paragraph-rsid="000b5b94"/>
    </style:style>
    <style:style style:name="P4" style:family="paragraph" style:parent-style-name="Standard">
      <style:paragraph-properties fo:text-align="start" style:justify-single-word="false"/>
      <style:text-properties fo:language="fr" fo:country="FR" officeooo:rsid="000b5b94" officeooo:paragraph-rsid="000b5b94"/>
    </style:style>
    <style:style style:name="P5" style:family="paragraph" style:parent-style-name="Standard">
      <style:paragraph-properties fo:text-align="start" style:justify-single-word="false"/>
      <style:text-properties fo:language="fr" fo:country="FR" officeooo:rsid="0013226b" officeooo:paragraph-rsid="0013226b"/>
    </style:style>
    <style:style style:name="P6" style:family="paragraph" style:parent-style-name="Standard" style:list-style-name="L1">
      <style:paragraph-properties fo:text-align="start" style:justify-single-word="false"/>
      <style:text-properties fo:language="fr" fo:country="FR" officeooo:rsid="0013226b" officeooo:paragraph-rsid="001449ad"/>
    </style:style>
    <style:style style:name="P7" style:family="paragraph" style:parent-style-name="Standard" style:list-style-name="L1">
      <style:paragraph-properties fo:text-align="start" style:justify-single-word="false"/>
      <style:text-properties fo:language="fr" fo:country="FR" officeooo:rsid="001449ad" officeooo:paragraph-rsid="001449ad"/>
    </style:style>
    <style:style style:name="P8" style:family="paragraph" style:parent-style-name="Standard" style:list-style-name="L1">
      <style:paragraph-properties fo:text-align="start" style:justify-single-word="false"/>
      <style:text-properties fo:language="fr" fo:country="FR" officeooo:rsid="00147022" officeooo:paragraph-rsid="00147022"/>
    </style:style>
    <style:style style:name="P9" style:family="paragraph" style:parent-style-name="Standard" style:list-style-name="L1">
      <style:paragraph-properties fo:text-align="start" style:justify-single-word="false"/>
      <style:text-properties fo:language="fr" fo:country="FR" officeooo:rsid="00172280" officeooo:paragraph-rsid="00172280"/>
    </style:style>
    <style:style style:name="P10" style:family="paragraph" style:parent-style-name="Standard" style:list-style-name="L1">
      <style:paragraph-properties fo:text-align="start" style:justify-single-word="false"/>
      <style:text-properties fo:language="fr" fo:country="FR" officeooo:rsid="001b1aa7" officeooo:paragraph-rsid="001b1aa7"/>
    </style:style>
    <style:style style:name="P11" style:family="paragraph" style:parent-style-name="Standard" style:list-style-name="L1">
      <style:paragraph-properties fo:text-align="start" style:justify-single-word="false"/>
      <style:text-properties fo:language="fr" fo:country="FR" officeooo:rsid="001b7e25" officeooo:paragraph-rsid="001b7e25"/>
    </style:style>
    <style:style style:name="T1" style:family="text">
      <style:text-properties officeooo:rsid="000b56e4"/>
    </style:style>
    <style:style style:name="T2" style:family="text">
      <style:text-properties officeooo:rsid="000b5b94"/>
    </style:style>
    <style:style style:name="T3" style:family="text">
      <style:text-properties officeooo:rsid="000f4349"/>
    </style:style>
    <style:style style:name="T4" style:family="text">
      <style:text-properties officeooo:rsid="0011249e"/>
    </style:style>
    <style:style style:name="T5" style:family="text">
      <style:text-properties officeooo:rsid="0015ec69"/>
    </style:style>
    <style:style style:name="T6" style:family="text">
      <style:text-properties officeooo:rsid="00194a29"/>
    </style:style>
    <style:style style:name="T7" style:family="text">
      <style:text-properties officeooo:rsid="001b8307"/>
    </style:style>
    <style:style style:name="T8" style:family="text">
      <style:text-properties style:text-position="super 58%" officeooo:rsid="001b8307"/>
    </style:style>
    <style:style style:name="T9" style:family="text">
      <style:text-properties officeooo:rsid="001c6c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M Sécurité</text:p>
      <text:p text:style-name="P1"/>
      <text:p text:style-name="P1">Justinien Ghorra et Antoine Grandjacquot</text:p>
      <text:p text:style-name="P1"/>
      <text:p text:style-name="P1"/>
      <text:p text:style-name="P1"/>
      <text:p text:style-name="P2"/>
      <text:p text:style-name="P2">Question 1 : </text:p>
      <text:p text:style-name="P2"/>
      <text:p text:style-name="P2"><text:tab/>Nous avons choisi d'implémenter les LFSR avec des entiers non signés sur 32 bits pour les LFSR 1 et 2, et 64 bits sur les LFSR 3 et 4. Nous pensons que c'est une des implémentations les plus efficaces. On représente alors les nombres en hexadécimal. Nous utilisons donc 196 bits pour représenter le total de 128 bits, ce qui est bien <text:span text:style-name="T9">meilleur</text:span> que l'implémentation naïve (un tableau de char par exemple) qui aurait <text:span text:style-name="T7">coûté</text:span> 128*8 bits en mémoire.</text:p>
      <text:p text:style-name="P2"><text:tab/>De plus, les nombres hexadécimaux sont faciles à manipuler avec les opérateurs “&gt;&gt;” et “&lt;&lt;”.</text:p>
      <text:p text:style-name="P2"/>
      <text:p text:style-name="P2">Question <text:span text:style-name="T1">4</text:span> :</text:p>
      <text:p text:style-name="P2"/>
      <text:p text:style-name="P3"><text:tab/><text:span text:style-name="T2">La sécurité actuelle du chiffrement à flot E0 est largement insuffisante puisque cela fait maintenant plus de 15 ans que des failles ont été trouvées.</text:span></text:p>
      <text:p text:style-name="P4">L'attaque optimale pour la recherche d'une clé peut se faire en 2<text:span text:style-name="T8">39</text:span> opérations effectives.</text:p>
      <text:p text:style-name="P4"/>
      <text:p text:style-name="P4"/>
      <text:p text:style-name="P4">Question 6 : </text:p>
      <text:p text:style-name="P4"/>
      <text:p text:style-name="P4"><text:tab/><text:span text:style-name="T3">Les trois premières colonnes représentent les sorties des générateurs de nombres pseudo-aléatoires avec une graine aléatoire. Tous ces générateurs ont l'air satisfaisant, ils donnent une suite de nombres pseudo-aléatoires assez uniformément répartis.</text:span></text:p>
      <text:p text:style-name="P4"><text:tab/><text:span text:style-name="T3">Cependant, la 4ème colonne, qui représente les sorties de Von Neumann avec une graine qui est une suite de type (1000, 1001, 1002, 1003, …, 1123) nous montre la faiblesse de ce générateur : il est très dépendant de la graine. En effet on remarque sur le deuxième graphique bleu un genre de “schéma” qui est répété. Ce générateur n'est donc pas fiable, et pas si aléatoire que ça.</text:span></text:p>
      <text:p text:style-name="P4"><text:tab/><text:span text:style-name="T4">MT et E0 n'ont pas ce problème, ils sont bien des générateurs pseudo-aléatoires satisfaisants.</text:span></text:p>
      <text:p text:style-name="P4"/>
      <text:p text:style-name="P4"/>
      <text:p text:style-name="P4"/>
      <text:p text:style-name="P4"/>
      <text:p text:style-name="P5">Indications : </text:p>
      <text:p text:style-name="P5"/>
      <text:list xml:id="list6689364960985201714" text:style-name="L1">
        <text:list-item>
          <text:p text:style-name="P6">Les fichiers lfsr.c et lfsr.h contiennent l'implémentation du générateur pseudo-aléatoire E0. </text:p>
        </text:list-item>
        <text:list-item>
          <text:p text:style-name="P7">Les fichiers monobit.c, monobit.h et runs.c, run.h contiennent respectivement l'implémentation des tests monobit et des tests runs.</text:p>
        </text:list-item>
        <text:list-item>
          <text:p text:style-name="P8">Le fichier “diags_q6.ods” contient <text:span text:style-name="T5">les sorties des différents générateurs ainsi que </text:span>les diagrammes de la question 6. Il y en a deux pour Von Neumann (en bleu), un pour Marsenne-Twister (rouge) et un pour E0 (vert).</text:p>
        </text:list-item>
        <text:list-item>
          <text:p text:style-name="P9">La compilation s'effectue avec la commande <text:span text:style-name="T6">m</text:span>ake, l'exécution avec ./simul .</text:p>
        </text:list-item>
        <text:list-item>
          <text:p text:style-name="P10">La sortie de notre programme se trouve dans le fichier “Test.txt”.</text:p>
        </text:list-item>
        <text:list-item>
          <text:p text:style-name="P11">Le fichier “q10.ods” contient l'histogramme contenant la réalisation de la loi exponenti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08:41:28.470242659</meta:creation-date>
    <dc:date>2017-04-01T10:51:13.033000000</dc:date>
    <meta:editing-duration>PT1H7M52S</meta:editing-duration>
    <meta:editing-cycles>19</meta:editing-cycles>
    <meta:generator>LibreOffice/5.2.6.2$Windows_x86 LibreOffice_project/a3100ed2409ebf1c212f5048fbe377c281438fdc</meta:generator>
    <meta:document-statistic meta:table-count="0" meta:image-count="0" meta:object-count="0" meta:page-count="1" meta:paragraph-count="19" meta:word-count="370" meta:character-count="2291" meta:non-whitespace-character-count="1936"/>
  </office:meta>
</office:document-meta>
</file>